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family-generic="roman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79cm" fo:margin-left="-0.203cm" table:align="left" style:writing-mode="lr-tb"/>
    </style:style>
    <style:style style:name="Tabela1.A" style:family="table-column">
      <style:table-column-properties style:column-width="4.064cm"/>
    </style:style>
    <style:style style:name="Tabela1.B" style:family="table-column">
      <style:table-column-properties style:column-width="2.032cm"/>
    </style:style>
    <style:style style:name="Tabela1.C" style:family="table-column">
      <style:table-column-properties style:column-width="6.604cm"/>
    </style:style>
    <style:style style:name="Tabela1.D" style:family="table-column">
      <style:table-column-properties style:column-width="4.09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D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text-properties fo:language="pl" fo:country="PL"/>
    </style:style>
    <style:style style:name="P3" style:family="paragraph" style:parent-style-name="Standard">
      <style:paragraph-properties style:snap-to-layout-grid="false"/>
      <style:text-properties fo:language="pl" fo:country="PL"/>
    </style:style>
    <style:style style:name="P4" style:family="paragraph" style:parent-style-name="Standard">
      <style:paragraph-properties fo:text-align="justify" style:justify-single-word="false"/>
      <style:text-properties fo:language="pl" fo:country="PL"/>
    </style:style>
    <style:style style:name="P5" style:family="paragraph" style:parent-style-name="Standard">
      <style:paragraph-properties style:snap-to-layout-grid="false"/>
    </style:style>
    <style:style style:name="P6" style:family="paragraph" style:parent-style-name="Standard">
      <style:paragraph-properties fo:text-align="center" style:justify-single-word="false" style:snap-to-layout-grid="false"/>
    </style:style>
    <style:style style:name="P7" style:family="paragraph" style:parent-style-name="Standard">
      <style:paragraph-properties fo:text-align="end" style:justify-single-word="false" style:snap-to-layout-grid="false"/>
    </style:style>
    <style:style style:name="P8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style:font-size-asian="12pt"/>
    </style:style>
    <style:style style:name="P9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language="pl" fo:country="PL" fo:font-weight="bold" style:font-size-asian="18pt" style:font-weight-asian="bold" style:font-name-complex="Arial"/>
    </style:style>
    <style:style style:name="P10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fo:font-size="12pt" style:font-size-asian="12pt"/>
    </style:style>
    <style:style style:name="P11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</style:style>
    <style:style style:name="P12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language="pl" fo:country="PL"/>
    </style:style>
    <style:style style:name="P13" style:family="paragraph" style:parent-style-name="Standard">
      <style:paragraph-properties fo:margin-left="0cm" fo:margin-right="0.635cm" fo:text-indent="0cm" style:auto-text-indent="false" style:snap-to-layout-grid="false"/>
      <style:text-properties fo:language="pl" fo:country="PL"/>
    </style:style>
    <style:style style:name="P1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</style:style>
    <style:style style:name="P1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language="pl" fo:country="PL"/>
    </style:style>
    <style:style style:name="P16" style:family="paragraph" style:parent-style-name="Header">
      <style:paragraph-properties fo:text-align="end" style:justify-single-word="false"/>
    </style:style>
    <style:style style:name="P17" style:family="paragraph" style:parent-style-name="Header">
      <style:paragraph-properties fo:text-align="end" style:justify-single-word="false"/>
      <style:text-properties fo:language="pl" fo:country="PL"/>
    </style:style>
    <style:style style:name="P18" style:family="paragraph" style:parent-style-name="Header">
      <style:paragraph-properties fo:text-align="justify" style:justify-single-word="false" fo:break-before="page">
        <style:tab-stops>
          <style:tab-stop style:position="0.762cm"/>
          <style:tab-stop style:position="16.51cm" style:type="right"/>
        </style:tab-stops>
      </style:paragraph-properties>
      <style:text-properties fo:language="pl" fo:country="PL"/>
    </style:style>
    <style:style style:name="P19" style:family="paragraph" style:parent-style-name="Tabletext">
      <style:paragraph-properties fo:text-align="center" style:justify-single-word="false" style:snap-to-layout-grid="false"/>
      <style:text-properties fo:language="pl" fo:country="PL" fo:font-weight="bold" style:font-weight-asian="bold"/>
    </style:style>
    <style:style style:name="P20" style:family="paragraph" style:parent-style-name="Tabletext">
      <style:paragraph-properties style:snap-to-layout-grid="false"/>
      <style:text-properties fo:language="pl" fo:country="PL"/>
    </style:style>
    <style:style style:name="P21" style:family="paragraph" style:parent-style-name="Header" style:master-page-name="Standard">
      <style:paragraph-properties fo:text-align="end" style:justify-single-word="false" style:page-number="auto"/>
      <style:text-properties fo:language="pl" fo:country="PL"/>
    </style:style>
    <style:style style:name="P22" style:family="paragraph" style:parent-style-name="Header" style:master-page-name="Konwertuj_20_1">
      <style:paragraph-properties style:page-number="auto"/>
      <style:text-properties fo:language="pl" fo:country="PL"/>
    </style:style>
    <style:style style:name="P23" style:family="paragraph" style:parent-style-name="Header">
      <style:paragraph-properties fo:break-before="page"/>
      <style:text-properties fo:language="pl" fo:country="PL"/>
    </style:style>
    <style:style style:name="P24" style:family="paragraph" style:parent-style-name="Contents_20_1">
      <style:paragraph-properties>
        <style:tab-stops>
          <style:tab-stop style:position="16.51cm"/>
        </style:tab-stops>
      </style:paragraph-properties>
    </style:style>
    <style:style style:name="P25" style:family="paragraph" style:parent-style-name="Contents_20_1">
      <style:paragraph-properties>
        <style:tab-stops>
          <style:tab-stop style:position="16.51cm" style:type="right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6.51cm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6.51cm" style:type="right"/>
        </style:tab-stops>
      </style:paragraph-properties>
    </style:style>
    <style:style style:name="P28" style:family="paragraph" style:parent-style-name="Heading_20_2">
      <style:paragraph-properties fo:text-align="justify" style:justify-single-word="false"/>
      <style:text-properties fo:language="pl" fo:country="PL"/>
    </style:style>
    <style:style style:name="P29" style:family="paragraph" style:parent-style-name="Heading_20_2">
      <style:paragraph-properties fo:margin-left="0cm" fo:margin-right="0cm" fo:text-align="justify" style:justify-single-word="false" fo:orphans="2" fo:widows="2" fo:text-indent="0cm" style:auto-text-indent="false"/>
      <style:text-properties fo:language="pl" fo:country="PL"/>
    </style:style>
    <style:style style:name="P30" style:family="paragraph" style:parent-style-name="Heading_20_2">
      <style:paragraph-properties fo:margin-left="0cm" fo:margin-right="0cm" fo:text-align="justify" style:justify-single-word="false" fo:orphans="2" fo:widows="2" fo:text-indent="0cm" style:auto-text-indent="false"/>
    </style:style>
    <style:style style:name="P31" style:family="paragraph" style:parent-style-name="Heading_20_1">
      <style:paragraph-properties fo:text-align="justify" style:justify-single-word="false"/>
      <style:text-properties fo:language="pl" fo:country="PL"/>
    </style:style>
    <style:style style:name="P32" style:family="paragraph" style:parent-style-name="Heading_20_1">
      <style:paragraph-properties fo:text-align="justify" style:justify-single-word="false"/>
    </style:style>
    <style:style style:name="P33" style:family="paragraph" style:parent-style-name="Standard">
      <style:text-properties fo:language="pl" fo:country="PL"/>
    </style:style>
    <style:style style:name="P34" style:family="paragraph" style:parent-style-name="Standard" style:list-style-name="L1">
      <style:paragraph-properties fo:text-align="justify" style:justify-single-word="false"/>
    </style:style>
    <style:style style:name="P3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language="pl" fo:country="PL"/>
    </style:style>
    <style:style style:name="T1" style:family="text">
      <style:text-properties fo:language="pl" fo:country="PL"/>
    </style:style>
    <style:style style:name="T2" style:family="text">
      <style:text-properties fo:language="pl" fo:country="PL" style:font-name-asian="Arial"/>
    </style:style>
    <style:style style:name="T3" style:family="text">
      <style:text-properties fo:language="pl" fo:country="PL" fo:font-style="italic" style:font-style-asian="italic" style:font-style-complex="italic"/>
    </style:style>
    <style:style style:name="T4" style:family="text">
      <style:text-properties style:font-name="Symbol" fo:language="pl" fo:country="PL"/>
    </style:style>
    <style:style style:name="T5" style:family="text">
      <style:text-properties fo:font-size="14pt" fo:language="pl" fo:country="PL" style:font-size-asian="14pt"/>
    </style:style>
    <style:style style:name="T6" style:family="text">
      <style:text-properties fo:font-size="14pt" fo:language="pl" fo:country="PL" style:font-name-asian="Arial" style:font-size-asian="14pt"/>
    </style:style>
    <style:style style:name="T7" style:family="text">
      <style:text-properties style:font-name-asian="Arial"/>
    </style:style>
    <style:style style:name="T8" style:family="text">
      <style:text-properties fo:font-style="italic" style:font-style-asian="italic" style:font-style-complex="itali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Rogalik</text:p>
      <text:p text:style-name="P17">Słownik</text:p>
      <text:p text:style-name="P17"/>
      <text:p text:style-name="P16"><text:span text:style-name="T5">Wersja</text:span><text:span text:style-name="T6"> 0</text:span><text:span text:style-name="T5">.2</text:span></text:p>
      <text:p text:style-name="P22">Historia<text:span text:style-name="T7"> </text:span>zmian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9">Data</text:p>
          </table:table-cell>
          <table:table-cell table:style-name="Tabela1.A1" office:value-type="string">
            <text:p text:style-name="P19">Wersja</text:p>
          </table:table-cell>
          <table:table-cell table:style-name="Tabela1.A1" office:value-type="string">
            <text:p text:style-name="P19">Opis</text:p>
          </table:table-cell>
          <table:table-cell table:style-name="Tabela1.D1" office:value-type="string">
            <text:p text:style-name="P19">Autor</text:p>
          </table:table-cell>
        </table:table-row>
        <table:table-row table:style-name="Tabela1.1">
          <table:table-cell table:style-name="Tabela1.A1" office:value-type="string">
            <text:p text:style-name="P3">02/10/2012</text:p>
          </table:table-cell>
          <table:table-cell table:style-name="Tabela1.A1" office:value-type="string">
            <text:p text:style-name="P12">0.1</text:p>
          </table:table-cell>
          <table:table-cell table:style-name="Tabela1.A1" office:value-type="string">
            <text:p text:style-name="P20">Utworzenie dokumentu</text:p>
          </table:table-cell>
          <table:table-cell table:style-name="Tabela1.D1" office:value-type="string">
            <text:p text:style-name="P20">Karol Haiduk</text:p>
          </table:table-cell>
        </table:table-row>
        <table:table-row table:style-name="Tabela1.1">
          <table:table-cell table:style-name="Tabela1.A1" office:value-type="string">
            <text:p text:style-name="P20">27/10/2012</text:p>
          </table:table-cell>
          <table:table-cell table:style-name="Tabela1.A1" office:value-type="string">
            <text:p text:style-name="P20">0.2</text:p>
          </table:table-cell>
          <table:table-cell table:style-name="Tabela1.A1" office:value-type="string">
            <text:p text:style-name="P20">Dodanie kolejnych haseł</text:p>
          </table:table-cell>
          <table:table-cell table:style-name="Tabela1.D1" office:value-type="string">
            <text:p text:style-name="P20">Karol Haiduk</text:p>
          </table:table-cell>
        </table:table-row>
        <table:table-row table:style-name="Tabela1.1">
          <table:table-cell table:style-name="Tabela1.A1" office:value-type="string">
            <text:p text:style-name="P20"/>
          </table:table-cell>
          <table:table-cell table:style-name="Tabela1.A1" office:value-type="string">
            <text:p text:style-name="P20"/>
          </table:table-cell>
          <table:table-cell table:style-name="Tabela1.A1" office:value-type="string">
            <text:p text:style-name="P20"/>
          </table:table-cell>
          <table:table-cell table:style-name="Tabela1.D1" office:value-type="string">
            <text:p text:style-name="P20"/>
          </table:table-cell>
        </table:table-row>
        <table:table-row table:style-name="Tabela1.1">
          <table:table-cell table:style-name="Tabela1.A1" office:value-type="string">
            <text:p text:style-name="P20"/>
          </table:table-cell>
          <table:table-cell table:style-name="Tabela1.A1" office:value-type="string">
            <text:p text:style-name="P20"/>
          </table:table-cell>
          <table:table-cell table:style-name="Tabela1.A1" office:value-type="string">
            <text:p text:style-name="P20"/>
          </table:table-cell>
          <table:table-cell table:style-name="Tabela1.D1" office:value-type="string">
            <text:p text:style-name="P20"/>
          </table:table-cell>
        </table:table-row>
      </table:table>
      <text:p text:style-name="P2"/>
      <text:p text:style-name="P23">Spis<text:span text:style-name="T7"> </text:span>treści</text:p>
      <text:table-of-content text:style-name="Sect1" text:protected="true" text:name="Spis treści1">
        <text:table-of-content-source text:outline-level="10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25">1.Wprowadzenie<text:tab/>4</text:p>
          <text:p text:style-name="P27">1.1Cel<text:tab/>4</text:p>
          <text:p text:style-name="P27">1.2Zakres<text:tab/>4</text:p>
          <text:p text:style-name="P27">1.3Odniesienia<text:tab/>4</text:p>
          <text:p text:style-name="P25">2.Definicje<text:tab/>4</text:p>
          <text:p text:style-name="P27">2.1Gra RPG<text:tab/>4</text:p>
          <text:p text:style-name="P27">2.2Gra Roguelike<text:tab/>4</text:p>
          <text:p text:style-name="P27">2.3Statystyki postaci<text:tab/>4</text:p>
          <text:p text:style-name="P27">2.4Zdrowie/Punkty zdrowia (HP)<text:tab/>4</text:p>
          <text:p text:style-name="P27">2.5Doświadczenie/Punkty doświadczenia (EXP)<text:tab/>4</text:p>
          <text:p text:style-name="P27">2.6Rozwój postaci<text:tab/>4</text:p>
          <text:p text:style-name="P27">2.7Łupy (ang. Loot)<text:tab/>4</text:p>
          <text:p text:style-name="P27">2.8Eliksir/Mikstura<text:tab/>4</text:p>
          <text:p text:style-name="P27">2.9NPC<text:tab/>4</text:p>
          <text:p text:style-name="P27">2.10Postacie niezależne (NPC)<text:tab/>4</text:p>
          <text:p text:style-name="P27">2.11Rozgrywka w czasie rzeczywistym (real-time)<text:tab/>4</text:p>
          <text:p text:style-name="P27">2.12Kafelek<text:tab/>5</text:p>
          <text:p text:style-name="P27">2.13Minimapa<text:tab/>5</text:p>
          <text:p text:style-name="P27">2.14Grafika kafelkowa<text:tab/>5</text:p>
          <text:p text:style-name="P25">3.Wzorce UML<text:tab/>5</text:p>
        </text:index-body>
      </text:table-of-content>
      <text:p text:style-name="P2"/>
      <text:p text:style-name="P18">Słownik</text:p>
      <text:h text:style-name="P31" text:outline-level="1">Wprowadzenie</text:h>
      <text:h text:style-name="P28" text:outline-level="2">Cel</text:h>
      <text:p text:style-name="P4">Słownik ma na celu wytłumaczenie niezrozumiałych pojęć i skrótów występujących w dokumentacji.</text:p>
      <text:h text:style-name="P28" text:outline-level="2">Zakres</text:h>
      <text:p text:style-name="P4">Słownik ten zawiera definicje pojęć i skrótów występujących w dokumentacji do projektu utworzenia gry RPG na zaliczenie przedmiotu Inżynieria Oprogramowania.</text:p>
      <text:h text:style-name="P28" text:outline-level="2">Odniesienia</text:h>
      <text:list xml:id="list42699722" text:style-name="L1">
        <text:list-item>
          <text:p text:style-name="P34"><text:span text:style-name="T1">Wikipedia – darmowa encyklopedia dostępna pod adresem: </text:span><text:a xlink:type="simple" xlink:href="http://pl.wikipedia.org/wiki/Strona_główna"><text:span text:style-name="T1">pl.wikipedia.org</text:span></text:a></text:p>
        </text:list-item>
      </text:list>
      <text:h text:style-name="P31" text:outline-level="1">Definicje</text:h>
      <text:h text:style-name="P29" text:outline-level="2">Gra RPG</text:h>
      <text:p text:style-name="P15">Gatunek gier komputerowych charakteryzujący się posiadaniem przez postać gracza statystyk, wyrażanych liczbowo poprzez szereg współczynników, rozwijanych w trakcie rozgrywki.</text:p>
      <text:h text:style-name="P29" text:outline-level="2">Gra Roguelike</text:h>
      <text:p text:style-name="P15">Podgatunek gier RPG, charakteryzujący się losowością świata gry i prostą grafiką.</text:p>
      <text:h text:style-name="P29" text:outline-level="2">Statystyki postaci</text:h>
      <text:p text:style-name="P15">Zbiór liczbowych współczynników, reprezentujących umiejętności postaci</text:p>
      <text:h text:style-name="P29" text:outline-level="2">Zdrowie/Punkty zdrowia (HP)</text:h>
      <text:p text:style-name="P15">Wartość liczbowa reprezentująca zdrowie postaci. Tracone w walce z przeciwnikami, jego utrata jest tożsama z śmiercią postaci.</text:p>
      <text:h text:style-name="P29" text:outline-level="2">Doświadczenie/Punkty doświadczenia (EXP)</text:h>
      <text:p text:style-name="P15">Wartość punktowa zdobywana przez postać gracza podczas walki z przeciwnikami. Punkty doświadczenia mogą zostać wykorzystane na rozwój statystyk postaci.</text:p>
      <text:h text:style-name="P29" text:outline-level="2">Rozwój postaci</text:h>
      <text:p text:style-name="P15">Zamiana punktów doświadczenia na statystyki postaci.</text:p>
      <text:h text:style-name="P29" text:outline-level="2">Łupy (ang. <text:span text:style-name="T8">Loot</text:span>)</text:h>
      <text:p text:style-name="P15">Przedmioty wypadające z zabitego przeciwnika takie jak złoto czy elemementy ekwipunku.</text:p>
      <text:h text:style-name="P29" text:outline-level="2">Eliksir/Mikstura</text:h>
      <text:p text:style-name="P15">Przedmiot występujący w grze, którego użycie ma określony efekt na postać. Takim efektem może być np. chwilowa zmiana statystyk postaci, zwiększenie liczby punktów zdrowia itp.</text:p>
      <text:h text:style-name="P29" text:outline-level="2">NPC</text:h>
      <text:p text:style-name="P14"><text:span text:style-name="T1">ang. </text:span><text:span text:style-name="T3">Non-playable character</text:span><text:span text:style-name="T1">, patrz → </text:span><text:a xlink:type="simple" xlink:href="#2.6.Postacie niezależne (NPC)|outline"><text:span text:style-name="T1">Postacie niezależne</text:span></text:a></text:p>
      <text:h text:style-name="P29" text:outline-level="2">Postacie niezależne (NPC)</text:h>
      <text:p text:style-name="P15">Występująca w grze postać, niekontrolowana przez gracza. Gracz może wchodzić w interakcje z NPC, takie jak np. dialogi i handel.</text:p>
      <text:h text:style-name="P30" text:outline-level="2"><text:span text:style-name="T1">Rozgrywka w czasie rzeczywistym (</text:span><text:span text:style-name="T3">real-time</text:span><text:span text:style-name="T1">)</text:span></text:h>
      <text:p text:style-name="P14"><text:span text:style-name="T1">Rodzaj rozgrywki cechujący się „płynną” akcją, w której każda postać może działać w dowolnym momencie. W opozycji do rozgrywki w czasie rzeczywistym stoi system turowy (</text:span><text:span text:style-name="T3">turn-based</text:span><text:span text:style-name="T1">), w którym w danym momencie może działać tylko jedna postać, a pozostałe muszą czekać na swoją kolej</text:span></text:p>
      <text:h text:style-name="P29" text:outline-level="2"><text:soft-page-break/>Kafelek</text:h>
      <text:p text:style-name="P15">Podstawowy element mapy</text:p>
      <text:h text:style-name="P29" text:outline-level="2">Minimapa</text:h>
      <text:p text:style-name="P15">Niewielka mapka, wyświetlająca większy fragment poziomu.</text:p>
      <text:h text:style-name="P29" text:outline-level="2">Grafika kafelkowa</text:h>
      <text:p text:style-name="P15">Sposób wyświetlania grafiki, polegający na budowaniu widoku z małych, powtarzających się grafik (kafelek)</text:p>
      <text:h text:style-name="P32" text:outline-level="1"><text:span text:style-name="T1">Wzorce</text:span><text:span text:style-name="T2"> </text:span><text:span text:style-name="T1">UML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1" svg:font-family="Symbol" style:font-family-generic="roman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l" fo:country="PL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next-style-name="Standard" style:class="extra">
      <style:paragraph-properties fo:line-height="100%" fo:text-align="center" style:justify-single-word="false"/>
      <style:text-properties style:font-name="Arial" fo:font-size="18pt" fo:font-weight="bold" style:font-size-asian="18pt" style:font-weight-asian="bold" style:font-name-complex="Arial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fo:text-indent="-1.27cm" style:auto-text-indent="false" fo:keep-with-next="always"/>
      <style:text-properties style:font-name="Arial" fo:font-size="12pt" fo:font-weight="bold" style:font-size-asian="12pt" style:font-weight-asian="bold" style:font-name-complex="Arial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 style:font-name-complex="Arial"/>
    </style:style>
    <style:style style:name="Wcięcie_20_normalne" style:display-name="Wcięcie normalne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746cm" fo:margin-right="0cm" fo:text-indent="0cm" style:auto-text-indent="false">
        <style:tab-stops>
          <style:tab-stop style:position="2.822cm"/>
          <style:tab-stop style:position="16.51cm" style:type="right"/>
        </style:tab-stops>
      </style:paragraph-properties>
      <style:text-properties fo:language="zxx" fo:country="none" style:language-asian="zxx" style:country-asian="none" style:font-size-complex="12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Main_20_Title" style:display-name="Main Title" style:family="paragraph" style:parent-style-name="Standard">
      <style:paragraph-properties fo:margin-top="0.847cm" fo:margin-bottom="0.106cm" fo:line-height="100%" fo:text-align="center" style:justify-single-word="false"/>
      <style:text-properties style:font-name="Arial" fo:font-size="16pt" fo:font-weight="bold" style:letter-kerning="true" style:font-size-asian="16pt" style:font-weight-asian="bold" style:font-name-complex="Arial"/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/>
    </style:style>
    <style:style style:name="Plan_20_dokumentu" style:display-name="Plan dokumentu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size="8pt" style:font-size-asian="8pt" style:font-name-complex="Helvetica"/>
    </style:style>
    <style:style style:name="Paragraph1" style:family="paragraph" style:parent-style-name="Standard">
      <style:paragraph-properties fo:margin-top="0.141cm" fo:margin-bottom="0cm" fo:line-height="100%" fo:text-align="justify" style:justify-single-word="false"/>
    </style:style>
    <style:style style:name="Paragraph3" style:family="paragraph" style:parent-style-name="Standard">
      <style:paragraph-properties fo:margin-left="2.699cm" fo:margin-right="0cm" fo:margin-top="0.141cm" fo:margin-bottom="0cm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Tekst_20_podstawowy_20_2" style:display-name="Tekst podstawowy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fo:line-height="100%" fo:text-align="justify" style:justify-single-word="false" fo:orphans="2" fo:widows="2"/>
      <style:text-properties style:font-name="Book Antiqua" style:font-name-complex="Book Antiqua"/>
    </style:style>
    <style:style style:name="Bullet" style:family="paragraph" style:parent-style-name="Standard">
      <style:paragraph-properties fo:margin-left="1.27cm" fo:margin-right="0.635cm" fo:margin-top="0.212cm" fo:margin-bottom="0cm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style:font-name-complex="Book Antiqua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fo:text-align="justify" style:justify-single-word="false" fo:text-indent="0cm" style:auto-text-indent="false"/>
      <style:text-properties fo:color="#0000ff" fo:language="pl" fo:country="PL" fo:font-style="italic" style:font-style-asian="italic"/>
    </style:style>
    <style:style style:name="Tekst_20_dymka" style:display-name="Tekst dymka" style:family="paragraph" style:parent-style-name="Standard">
      <style:paragraph-properties fo:line-height="100%"/>
      <style:text-properties style:font-name="Tahoma" fo:font-size="8pt" style:font-size-asian="8pt" style:font-name-complex="Tahoma" style:font-size-complex="8pt"/>
    </style:style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left="0cm" fo:margin-right="0cm" fo:margin-top="0.847cm" fo:margin-bottom="0cm" fo:line-height="115%" fo:keep-together="always" fo:orphans="2" fo:widows="2" fo:text-indent="0cm" style:auto-text-indent="false"/>
      <style:text-properties fo:color="#365f91" style:font-name="Cambria" fo:font-size="14pt" fo:language="pl" fo:country="PL" style:font-name-asian="Times New Roman" style:font-size-asian="14pt" style:font-name-complex="Times New Roman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er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3z0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3z0" style:family="text">
      <style:text-properties style:font-name="Symbol" style:font-name-complex="Symbol"/>
    </style:style>
    <style:style style:name="WW8Num14z0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6z0" style:family="text">
      <style:text-properties style:font-name="Symbol" style:font-name-complex="Symbol"/>
    </style:style>
    <style:style style:name="WW8Num17z0" style:family="text">
      <style:text-properties style:font-name="Symbol" style:font-name-complex="Symbol"/>
    </style:style>
    <style:style style:name="WW8Num18z0" style:family="text">
      <style:text-properties style:font-name="Symbol" style:font-name-complex="Symbol"/>
    </style:style>
    <style:style style:name="WW8Num19z0" style:family="text">
      <style:text-properties style:font-name="Symbol" style:font-name-complex="Symbol"/>
    </style:style>
    <style:style style:name="WW8Num20z0" style:family="text">
      <style:text-properties style:font-name="Symbol" style:font-name-complex="Symbol"/>
    </style:style>
    <style:style style:name="WW8NumSt2z0" style:family="text">
      <style:text-properties style:font-name="Symbol" style:font-name-complex="Symbol"/>
    </style:style>
    <style:style style:name="WW8NumSt7z0" style:family="text">
      <style:text-properties style:font-name="Symbol" style:font-name-complex="Symbol"/>
    </style:style>
    <style:style style:name="Domyślna_20_czcionka_20_akapitu" style:display-name="Domyślna czcionka akapitu" style:family="text"/>
    <style:style style:name="Page_20_Number" style:display-name="Page Number" style:family="text" style:parent-style-name="Domyślna_20_czcionka_20_akapitu"/>
    <style:style style:name="Footnote_20_Symbol" style:display-name="Footnote Symbol" style:family="text" style:parent-style-name="Domyślna_20_czcionka_20_akapitu">
      <style:text-properties style:text-position="super 58%" fo:font-size="10pt" style:font-size-asian="10pt"/>
    </style:style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/>
    </style:style>
    <style:style style:name="Tekst_20_dymka_20_Znak" style:display-name="Tekst dymka Znak" style:family="text" style:parent-style-name="Domyślna_20_czcionka_20_akapitu">
      <style:text-properties style:font-name="Tahoma" fo:font-size="8pt" fo:language="en" fo:country="US" style:font-size-asian="8pt" style:font-name-complex="Tahoma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bullet text:level="1" text:bullet-char="•">
        <style:list-level-properties text:min-label-width="0.635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16.886cm" fo:margin-left="-0.203cm" table:align="left" style:writing-mode="lr-tb"/>
    </style:style>
    <style:style style:name="Tabela3.A" style:family="table-column">
      <style:table-column-properties style:column-width="11.252cm"/>
    </style:style>
    <style:style style:name="Tabela3.B" style:family="table-column">
      <style:table-column-properties style:column-width="5.634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3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2" style:family="table">
      <style:table-properties style:width="16.732cm" fo:margin-left="-0.191cm" table:align="left" style:writing-mode="lr-tb"/>
    </style:style>
    <style:style style:name="Tabela2.A" style:family="table-column">
      <style:table-column-properties style:column-width="5.577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language="pl" fo:country="PL" fo:font-weight="bold" style:font-size-asian="18pt" style:font-weight-asian="bold" style:font-name-complex="Arial"/>
    </style:style>
    <style:style style:name="M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fo:font-size="12pt" style:font-size-asian="12pt"/>
    </style:style>
    <style:style style:name="MP5" style:family="paragraph" style:parent-style-name="Standard">
      <style:paragraph-properties style:snap-to-layout-grid="false"/>
      <style:text-properties fo:language="pl" fo:country="PL"/>
    </style:style>
    <style:style style:name="MP6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</style:style>
    <style:style style:name="MP7" style:family="paragraph" style:parent-style-name="Standard">
      <style:paragraph-properties style:snap-to-layout-grid="false"/>
    </style:style>
    <style:style style:name="MP8" style:family="paragraph" style:parent-style-name="Standard">
      <style:paragraph-properties fo:margin-left="0cm" fo:margin-right="0.635cm" fo:text-indent="0cm" style:auto-text-indent="false" style:snap-to-layout-grid="false"/>
      <style:text-properties fo:language="pl" fo:country="PL"/>
    </style:style>
    <style:style style:name="MP9" style:family="paragraph" style:parent-style-name="Standard">
      <style:paragraph-properties fo:text-align="center" style:justify-single-word="false" style:snap-to-layout-grid="false"/>
    </style:style>
    <style:style style:name="MP10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language="pl" fo:country="PL"/>
    </style:style>
    <style:style style:name="MT2" style:family="text">
      <style:text-properties style:font-name="Symbol" fo:language="pl" fo:country="PL"/>
    </style:style>
    <style:page-layout style:name="Mpm1">
      <style:page-layout-properties fo:page-width="21.59cm" fo:page-height="27.94cm" style:num-format="1" style:print-orientation="portrait" fo:margin-top="1.249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59cm" fo:page-height="27.94cm" style:num-format="1" style:print-orientation="portrait" fo:margin-top="1.249cm" fo:margin-bottom="1.249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>
        <style:header-footer-properties fo:min-height="1.291cm" fo:margin-left="0cm" fo:margin-right="0cm" fo:margin-top="1.192cm" style:dynamic-spacing="true"/>
      </style:footer-style>
    </style:page-layout>
    <number:date-style style:name="N109">
      <number:year number:style="long"/>
    </number:date-style>
  </office:automatic-styles>
  <office:master-styles>
    <style:master-page style:name="Standard" style:page-layout-name="Mpm1">
      <style:header>
        <text:p text:style-name="MP1"/>
        <text:p text:style-name="MP2"/>
        <text:p text:style-name="MP3">AGH Kraków</text:p>
        <text:p text:style-name="MP3">Karol Haiduk</text:p>
        <text:p text:style-name="MP3">Magdalena Szkółka</text:p>
        <text:p text:style-name="MP3">Sylwester Tomaszewski</text:p>
        <text:p text:style-name="MP4"/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Pierwsza_20_konwersja_20_1" style:display-name="Pierwsza konwersja 1" style:page-layout-name="Mpm2" style:next-style-name="Konwertuj_20_1">
      <style:header>
        <text:p text:style-name="Header"/>
      </style:header>
      <style:footer>
        <text:p text:style-name="Footer"/>
      </style:footer>
    </style:master-page>
    <style:master-page style:name="Konwertuj_20_1" style:display-name="Konwertuj 1" style:page-layout-name="Mpm3">
      <style:header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MP5">Rogalik</text:p>
            </table:table-cell>
            <table:table-cell table:style-name="Tabela3.B1" office:value-type="string">
              <text:p text:style-name="MP6"><text:s text:c="2"/><text:span text:style-name="MT1">Wersja</text:span>: <text:s text:c="10"/>0.2</text:p>
            </table:table-cell>
          </table:table-row>
          <table:table-row table:style-name="Tabela3.1">
            <table:table-cell table:style-name="Tabela3.A1" office:value-type="string">
              <text:p text:style-name="MP5">Słownik</text:p>
            </table:table-cell>
            <table:table-cell table:style-name="Tabela3.B1" office:value-type="string">
              <text:p text:style-name="MP7"><text:s text:c="2"/>Data: <text:s/>27/10/2012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 table:number-columns-repeated="3"/>
          <table:table-row table:style-name="Tabela2.1">
            <table:table-cell table:style-name="Tabela2.A1" office:value-type="string">
              <text:p text:style-name="MP8">Poufne</text:p>
            </table:table-cell>
            <table:table-cell table:style-name="Tabela2.A1" office:value-type="string">
              <text:p text:style-name="MP9"><text:span text:style-name="MT2"></text:span><text:span text:style-name="MT1"><text:date style:data-style-name="N109" text:date-value="2012-11-01T22:58:59.47">2012</text:date></text:span></text:p>
            </table:table-cell>
            <table:table-cell table:style-name="Tabela2.A1" office:value-type="string">
              <text:p text:style-name="MP10"><text:span text:style-name="MT1">Strona</text:span><text:span text:style-name="MT1"> </text:span><text:span text:style-name="Page_20_Number"><text:span text:style-name="MT1"><text:page-number text:select-page="current">5</text:page-number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łownik</dc:title>
    <dc:subject>&lt;Nazwa projektu&gt;</dc:subject>
    <meta:creation-date>2012-10-02T19:37:50.55</meta:creation-date>
    <dc:date>2012-11-01T22:58:59.33</dc:date>
    <meta:print-date>2009-12-02T19:59:00</meta:print-date>
    <meta:editing-cycles>18</meta:editing-cycles>
    <meta:editing-duration>P1DT11H22M46S</meta:editing-duration>
    <meta:generator>LibreOffice/3.4$Win32 LibreOffice_project/340m1$Build-302</meta:generator>
    <meta:document-statistic meta:table-count="3" meta:image-count="0" meta:object-count="0" meta:page-count="5" meta:paragraph-count="86" meta:word-count="408" meta:character-count="2965" meta:non-whitespace-character-count="2650"/>
    <meta:user-defined meta:name="Informacja 1"/>
    <meta:user-defined meta:name="Informacja 2"/>
    <meta:user-defined meta:name="Informacja 3"/>
    <meta:user-defined meta:name="Informacja 4"/>
  </office:meta>
</office:document-meta>
</file>